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julib gltest</text:p>
      <text:p text:style-name="Standard"/>
      <text:p text:style-name="Standard">TODO/Bugs</text:p>
      <text:p text:style-name="Standard"/>
      <text:p text:style-name="Standard">Choose menu: have an on-screen button you can click, and another button for tweak menu.</text:p>
      <text:p text:style-name="Standard"/>
      <text:p text:style-name="Standard">Menu list scrolls too much (horizontal scrolling was fair enough, as some text was longer than box).</text:p>
      <text:p text:style-name="Standard">New choose menu, is not a separate state</text:p>
      <text:p text:style-name="Standard"/>
      <text:p text:style-name="Standard">GUI in stereo view </text:p>
      <text:list xml:id="list6794952735725061981" text:style-name="L1">
        <text:list-item>
          <text:p text:style-name="P2">mouse coords need to adjust</text:p>
        </text:list-item>
        <text:list-item>
          <text:p text:style-name="P2">new smaller viewport is ignored for dialog elements</text:p>
        </text:list-item>
      </text:list>
      <text:p text:style-name="Standard"/>
      <text:p text:style-name="Standard"/>
      <text:p text:style-name="Standard"/>
      <text:p text:style-name="Standard">Tweak bar</text:p>
      <text:p text:style-name="Standard">Needs checkbox element type.</text:p>
      <text:p text:style-name="Standard">Add slider for floats; checkbox; vec3 control</text:p>
      <text:p text:style-name="Standard">Common elements should always be included</text:p>
      <text:p text:style-name="Standard">Fix bad text boxes on tweakable</text:p>
      <text:p text:style-name="Standard"/>
      <text:p text:style-name="Standard">Add tweak bars for different states – common elements at least – base class function.</text:p>
      <text:p text:style-name="Standard"/>
      <text:p text:style-name="Standard"/>
      <text:p text:style-name="Standard">Add MD2 and MD3 states</text:p>
      <text:p text:style-name="Standard"/>
      <text:p text:style-name="Standard">VR stereo head tracking mode</text:p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</text:p>
      <text:p text:style-name="Standard"/>
      <text:p text:style-name="Standard">Patchwork: make this a separate demo?</text:p>
      <text:p text:style-name="Standard"/>
      <text:p text:style-name="Standard">Scrolling list – slow down; don't keep going uncontrollably.</text:p>
      <text:p text:style-name="Standard">(Scrollbar?)</text:p>
      <text:p text:style-name="Standard"/>
      <text:p text:style-name="Standard">Texture: cube map, sphere map, normal map, multitexture – all in one, use viewports.</text:p>
      <text:p text:style-name="Standard"/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/>
      <text:h text:style-name="Heading_20_1" text:outline-level="1"><text:soft-page-break/>Lighting</text:h>
      <text:p text:style-name="Standard">Have dynamic lighting &amp; shadows in some kind of interesting environment</text:p>
      <text:p text:style-name="Standard"/>
      <text:p text:style-name="Standard"/>
      <text:h text:style-name="Heading_20_1" text:outline-level="1">Water </text:h>
      <text:p text:style-name="Standard">Sky box – need nice model + texture. Or code to make box, use 6 textures, can also use for cube map.</text:p>
      <text:p text:style-name="Standard">Cube map + normal map</text:p>
      <text:p text:style-name="Standard">Try sphere map, easiest</text:p>
      <text:p text:style-name="Standard">Caustics – for underwater/goldfish bowl</text:p>
      <text:p text:style-name="Standard"/>
      <text:p text:style-name="Standard"/>
      <text:p text:style-name="Standard">Water 1</text:p>
      <text:p text:style-name="Standard">Mostly On CPU</text:p>
      <text:p text:style-name="Standard">C++ Noise, heights and normals calculated on CPU</text:p>
      <text:p text:style-name="Standard"/>
      <text:p text:style-name="Standard"/>
      <text:p text:style-name="Standard">Water 2</text:p>
      <text:p text:style-name="Standard">Mostly on GPU</text:p>
      <text:p text:style-name="Standard">GLSL noise, height and normals done on GPU</text:p>
      <text:p text:style-name="Standard">Tangents (x axis) never change! Always (1, 0, 0), right? Because triangles never rotate in x,z plane?!? Binormal needs recalculating.</text:p>
      <text:p text:style-name="Standard"/>
      <text:p text:style-name="Standard">Wind waker style: just like water 1 with cube map, or even just scrolling/scaling texture??</text:p>
      <text:p text:style-name="Standard"/>
      <text:p text:style-name="Standard">Mario Sunshine style: cube mapping, refraction → render everything under water line to texture?</text:p>
      <text:p text:style-name="Standard"/>
      <text:p text:style-name="Standard">Goldfish</text:p>
      <text:p text:style-name="Standard">Refraction etc. Multicoloured stones at bottom of spherical bowl.</text:p>
      <text:p text:style-name="Standard">Caust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5-01-24T09:53:42</dc:date>
    <dc:creator>Jason Colman</dc:creator>
    <meta:editing-duration>P4DT22H47M29S</meta:editing-duration>
    <meta:editing-cycles>26</meta:editing-cycles>
    <meta:generator>OpenOffice/4.1.0$Unix OpenOffice.org_project/410m18$Build-9764</meta:generator>
    <meta:document-statistic meta:table-count="0" meta:image-count="0" meta:object-count="0" meta:page-count="2" meta:paragraph-count="50" meta:word-count="395" meta:character-count="2323"/>
  </office:meta>
</office:document-meta>
</file>